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01cm" style:rel-column-width="1588*"/>
    </style:style>
    <style:style style:name="Tableau1.B" style:family="table-column">
      <style:table-column-properties style:column-width="5.699cm" style:rel-column-width="3231*"/>
    </style:style>
    <style:style style:name="Tableau1.C" style:family="table-column">
      <style:table-column-properties style:column-width="4.249cm" style:rel-column-width="2409*"/>
    </style:style>
    <style:style style:name="Tableau1.D" style:family="table-column">
      <style:table-column-properties style:column-width="4.251cm" style:rel-column-width="241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d98" officeooo:paragraph-rsid="000ecd9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cd98" officeooo:paragraph-rsid="000ecd98" style:font-size-asian="15.75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0f2cf8" officeooo:paragraph-rsid="000f2cf8" style:font-size-asian="9.60000038146973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175a9d" officeooo:paragraph-rsid="00175a9d" style:font-size-asian="9.60000038146973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officeooo:paragraph-rsid="000f2cf8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1767ea" officeooo:paragraph-rsid="001767ea" style:font-size-asian="9.60000038146973pt" style:font-size-complex="11pt"/>
    </style:style>
    <style:style style:name="P7" style:family="paragraph" style:parent-style-name="Header">
      <style:text-properties officeooo:rsid="001767ea" officeooo:paragraph-rsid="001767ea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d98" officeooo:paragraph-rsid="000ecd9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2cf8" officeooo:paragraph-rsid="000f2cf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1767e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ecd98" officeooo:paragraph-rsid="000ecd98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f2cf8" officeooo:paragraph-rsid="000f2cf8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1767ea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a3ad9" officeooo:paragraph-rsid="001a3ad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ecd98"/>
    </style:style>
    <style:style style:name="T1" style:family="text">
      <style:text-properties fo:font-size="11pt" officeooo:rsid="000f2cf8" style:font-size-asian="9.60000038146973pt" style:font-size-complex="11pt"/>
    </style:style>
    <style:style style:name="T2" style:family="text">
      <style:text-properties fo:font-size="11pt" officeooo:rsid="001767ea" style:font-size-asian="9.60000038146973pt" style:font-size-complex="11pt"/>
    </style:style>
    <style:style style:name="T3" style:family="text">
      <style:text-properties officeooo:rsid="001767ea"/>
    </style:style>
    <style:style style:name="T4" style:family="text">
      <style:text-properties fo:font-size="14pt" style:text-underline-style="solid" style:text-underline-width="auto" style:text-underline-color="font-color" fo:font-weight="normal" officeooo:rsid="000ecd98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0ecd98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767ea" style:font-size-asian="14pt" style:font-weight-asian="normal" style:font-size-complex="14pt" style:font-weight-complex="normal"/>
    </style:style>
    <style:style style:name="T7" style:family="text">
      <style:text-properties officeooo:rsid="001a3a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3ad9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E TEST</text:p>
      <text:p text:style-name="P2"/>
      <text:p text:style-name="P15"><text:span text:style-name="T4">Exercice testé :</text:span><text:span text:style-name="T5"> </text:span><text:span text:style-name="T6">Écart Type</text:span></text:p>
      <text:p text:style-name="P8"/>
      <text:p text:style-name="P11">Le programme prend <text:span text:style-name="T3">trois variables entières en entrée : a, b et c</text:span></text:p>
      <text:p text:style-name="P11"/>
      <text:p text:style-name="P11"/>
      <text:p text:style-name="P9"><text:span text:style-name="T3">1) Vérification du maximum </text:span>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23955411360">
          <table:table-cell table:style-name="Tableau1.A1" office:value-type="string">
            <text:p text:style-name="P6">Cas Testé</text:p>
          </table:table-cell>
          <table:table-cell table:style-name="Tableau1.A1" office:value-type="string">
            <text:p text:style-name="P3">Variable<text:span text:style-name="T3">s (a, b, c)</text:span></text:p>
          </table:table-cell>
          <table:table-cell table:style-name="Tableau1.A1" office:value-type="string">
            <text:p text:style-name="P5"><text:span text:style-name="T1">Résultat </text:span><text:span text:style-name="T2">obtenu</text:span></text:p>
          </table:table-cell>
          <table:table-cell table:style-name="Tableau1.D1" office:value-type="string">
            <text:p text:style-name="P4">BILAN</text:p>
          </table:table-cell>
        </table:table-row>
        <table:table-row table:style-name="TableLine94823955369200">
          <table:table-cell table:style-name="Tableau1.A2" office:value-type="string">
            <text:p text:style-name="P6">Cas 1</text:p>
          </table:table-cell>
          <table:table-cell table:style-name="Tableau1.A2" office:value-type="string">
            <text:p text:style-name="P6">a = 4 <text:s text:c="3"/>b = 6 <text:s text:c="3"/>c = <text:s/>2.5</text:p>
          </table:table-cell>
          <table:table-cell table:style-name="Tableau1.A2" office:value-type="string">
            <text:p text:style-name="P6">max = 6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823955369456">
          <table:table-cell table:style-name="Tableau1.A2" office:value-type="string">
            <text:p text:style-name="P6">Cas 2</text:p>
          </table:table-cell>
          <table:table-cell table:style-name="Tableau1.A2" office:value-type="string">
            <text:p text:style-name="P6">a = -3.1 <text:s text:c="3"/>b = -<text:span text:style-name="T7">4</text:span> <text:s text:c="3"/>c = <text:span text:style-name="T7">0.5</text:span></text:p>
          </table:table-cell>
          <table:table-cell table:style-name="Tableau1.A2" office:value-type="string">
            <text:p text:style-name="P6">max = 0.5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823955370848">
          <table:table-cell table:style-name="Tableau1.A2" office:value-type="string">
            <text:p text:style-name="P6">Cas 3</text:p>
          </table:table-cell>
          <table:table-cell table:style-name="Tableau1.A2" office:value-type="string">
            <text:p text:style-name="P6">a = 2.2 <text:s text:c="3"/>b = 1.666 <text:s text:c="2"/>c = 0</text:p>
          </table:table-cell>
          <table:table-cell table:style-name="Tableau1.A2" office:value-type="string">
            <text:p text:style-name="P6">max = 2.2</text:p>
          </table:table-cell>
          <table:table-cell table:style-name="Tableau1.D2" office:value-type="string">
            <text:p text:style-name="P4">OK</text:p>
          </table:table-cell>
        </table:table-row>
      </table:table>
      <text:p text:style-name="P12"/>
      <text:p text:style-name="P10">Conclusion</text:p>
      <text:p text:style-name="P13"/>
      <text:p text:style-name="P14">La fonction trouve le maximum quelque soit la variable avec la valeur maximum, et ce même si <text:s/>les variables ont des valeurs négatives, nulles ou décimal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d98" officeooo:paragraph-rsid="000ecd98"/>
    </style:style>
    <style:style style:name="MP2" style:family="paragraph" style:parent-style-name="Header">
      <style:text-properties officeooo:rsid="001767ea" officeooo:paragraph-rsid="001767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PREVOT</text:p>
        <text:p text:style-name="MP2">TP4 30/09/2022</text:p>
        <text:p text:style-name="MP2">Calcul d’une moyenne, des écarts types et affichage du ma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6:06:06.880787850</meta:creation-date>
    <dc:date>2022-09-30T10:24:35.981651131</dc:date>
    <meta:editing-duration>PT53M16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121" meta:character-count="562" meta:non-whitespace-character-count="447"/>
  </office:meta>
</office:document-meta>
</file>